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fo:color="#0033b3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fo:color="#0033b3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fo:color="#0033b3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fo:color="#0033b3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fo:color="#0033b3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fo:color="#0033b3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fo:color="#0033b3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fo:color="#0033b3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fo:color="#871094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fo:color="#9e880d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fo:color="#0033b3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fo:color="#00627a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fo:color="#0033b3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fo:color="#871094" fo:font-style="italic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fo:color="#0033b3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fo:color="#8c8c8c" fo:font-style="italic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fo:color="#0033b3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fo:color="#067d17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fo:color="#067d17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fo:color="#067d17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fo:color="#067d17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fo:color="#067d17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fo:color="#0033b3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fo:color="#0033b3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fo:color="#871094" fo:font-style="italic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fo:color="#871094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fo:color="#0033b3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fo:color="#080808" fo:font-style="italic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fo:color="#0033b3"/>
    </style:style>
    <style:style style:name="T99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fo:color="#871094" fo:font-style="italic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fo:color="#080808"/>
    </style:style>
    <style:style style:name="T104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Rasika V V</text:span></text:p>
      <text:p text:style-name="P1"><text:span text:style-name="T1">TKM20MCA2029</text:span></text:p>
      <text:p text:style-name="P1"><text:span text:style-name="T2"/></text:p>
      <text:p text:style-name="P1"><text:span text:style-name="T3">Java code</text:span><text:span text:style-name="T4"/></text:p>
      <text:p text:style-name="P1"><text:span text:style-name="T4">MainActivity.java</text:span></text:p>
      <text:p text:style-name="P2"><text:span text:style-name="T5">package<text:s/></text:span><text:span text:style-name="T6">com.example.array_adapter</text:span><text:span text:style-name="T7">;<text:line-break/><text:line-break/></text:span><text:span text:style-name="T8">import<text:s/></text:span><text:span text:style-name="T9">androidx.appcompat.app.AppCompatActivity</text:span><text:span text:style-name="T10">;<text:line-break/><text:line-break/></text:span><text:span text:style-name="T11">import<text:s/></text:span><text:span text:style-name="T12">android.os.Bundle</text:span><text:span text:style-name="T13">;<text:line-break/></text:span><text:span text:style-name="T14">import<text:s/></text:span><text:span text:style-name="T15">android.widget.ArrayAdapter</text:span><text:span text:style-name="T16">;<text:line-break/></text:span><text:span text:style-name="T17">import<text:s/></text:span><text:span text:style-name="T18">android.widget.ListView</text:span><text:span text:style-name="T19">;<text:line-break/></text:span><text:span text:style-name="T20">import<text:s/></text:span><text:span text:style-name="T21">android.widget.Toast</text:span><text:span text:style-name="T22">;<text:line-break/><text:line-break/></text:span><text:span text:style-name="T23">public class<text:s/></text:span><text:span text:style-name="T24">MainActivity<text:s/></text:span><text:span text:style-name="T25">extends<text:s/></text:span><text:span text:style-name="T26">AppCompatActivity<text:s/></text:span><text:span text:style-name="T27">{<text:line-break/><text:s text:c="4"/></text:span><text:span text:style-name="T28">ListView<text:s/></text:span><text:span text:style-name="T29">L1</text:span><text:span text:style-name="T30">;<text:line-break/><text:s text:c="4"/></text:span><text:span text:style-name="T31">@Override<text:line-break/><text:s text:c="4"/></text:span><text:span text:style-name="T32">protected void<text:s/></text:span><text:span text:style-name="T33">onCreate</text:span><text:span text:style-name="T34">(</text:span><text:span text:style-name="T35">Bundle<text:s/></text:span><text:span text:style-name="T36">savedInstanceState) {<text:line-break/><text:s text:c="8"/></text:span><text:span text:style-name="T37">super</text:span><text:span text:style-name="T38">.onCreate(savedInstanceState);<text:line-break/><text:s text:c="8"/>setContentView(</text:span><text:span text:style-name="T39">R</text:span><text:span text:style-name="T40">.</text:span><text:span text:style-name="T41">layout</text:span><text:span text:style-name="T42">.</text:span><text:span text:style-name="T43">activity_main</text:span><text:span text:style-name="T44">);<text:line-break/><text:s text:c="8"/></text:span><text:span text:style-name="T45">try<text:s/></text:span><text:span text:style-name="T46">{<text:line-break/><text:s text:c="11"/></text:span><text:span text:style-name="T47">// L1 = findViewById(R.id.L1);<text:line-break/><text:s text:c="12"/></text:span><text:span text:style-name="T48">String</text:span><text:span text:style-name="T49">[]<text:s/></text:span><text:span text:style-name="T50">item<text:s/></text:span><text:span text:style-name="T51">=<text:s/></text:span><text:span text:style-name="T52">new<text:s/></text:span><text:span text:style-name="T53">String[]{</text:span><text:span text:style-name="T54">"Rasika"</text:span><text:span text:style-name="T55">,<text:s/></text:span><text:span text:style-name="T56">"Anila"</text:span><text:span text:style-name="T57">,<text:s/></text:span><text:span text:style-name="T58">"Novrin"</text:span><text:span text:style-name="T59">,<text:s/></text:span><text:span text:style-name="T60">"Ananya"</text:span><text:span text:style-name="T61">,<text:s/></text:span><text:span text:style-name="T62">"Sindoori"</text:span><text:span text:style-name="T63">};<text:line-break/><text:s text:c="12"/></text:span><text:span text:style-name="T64">ArrayAdapter</text:span><text:span text:style-name="T65">&lt;</text:span><text:span text:style-name="T66">String</text:span><text:span text:style-name="T67">&gt;<text:s/></text:span><text:span text:style-name="T68">myadpaper<text:s/></text:span><text:span text:style-name="T69">=<text:s/></text:span><text:span text:style-name="T70">new<text:s/></text:span><text:span text:style-name="T71">ArrayAdapter&lt;</text:span><text:span text:style-name="T72">String</text:span><text:span text:style-name="T73">&gt;(</text:span><text:span text:style-name="T74">MainActivity</text:span><text:span text:style-name="T75">.</text:span><text:span text:style-name="T76">this</text:span><text:span text:style-name="T77">,<text:s/></text:span><text:span text:style-name="T78">android.R</text:span><text:span text:style-name="T79">.</text:span><text:span text:style-name="T80">layout</text:span><text:span text:style-name="T81">.</text:span><text:span text:style-name="T82">simple_list_item_1</text:span><text:span text:style-name="T83">,<text:s/></text:span><text:span text:style-name="T84">item</text:span><text:span text:style-name="T85">);<text:line-break/><text:s text:c="12"/></text:span><text:span text:style-name="T86">L1</text:span><text:span text:style-name="T87">.setAdapter(</text:span><text:span text:style-name="T88">myadpaper</text:span><text:span text:style-name="T89">);<text:line-break/><text:s text:c="8"/>}<text:line-break/><text:s text:c="8"/></text:span><text:span text:style-name="T90">catch<text:s/></text:span><text:span text:style-name="T91">(</text:span><text:span text:style-name="T92">Exception<text:s/></text:span><text:span text:style-name="T93">e){<text:line-break/><text:s text:c="12"/></text:span><text:span text:style-name="T94">Toast</text:span><text:span text:style-name="T95">.</text:span><text:span text:style-name="T96">makeText</text:span><text:span text:style-name="T97">(</text:span><text:span text:style-name="T98">this</text:span><text:span text:style-name="T99">,e.getMessage(),</text:span><text:span text:style-name="T100">Toast</text:span><text:span text:style-name="T101">.</text:span><text:span text:style-name="T102">LENGTH_SHORT</text:span><text:span text:style-name="T103">).show();<text:line-break/><text:s text:c="8"/>} <text:line-break/><text:s text:c="4"/>}<text:line-break/>}</text:span></text:p>
      <text:p text:style-name="P3"><text:span text:style-name="T104">Xml code</text:span><text:span text:style-name="T105"/></text:p>
      <text:p text:style-name="P3"><text:span text:style-name="T105">activity_main.xml</text:span></text:p>
      <text:p text:style-name="P4"><text:span text:style-name="T106">&lt;?</text:span><text:span text:style-name="T107">xml version="1.0" encoding="utf-8"</text:span><text:span text:style-name="T108">?&gt;<text:line-break/></text:span><text:span text:style-name="T109">&lt;androidx.constraintlayout.widget.ConstraintLayout xmlns:android="http://schemas.android.com/apk/res/android"<text:line-break/><text:s text:c="4"/>xmlns:app="http://schemas.android.com/apk/res-auto"<text:line-break/><text:s text:c="4"/>xmlns:tools="http://schemas.android.com/tools"<text:line-break/><text:s text:c="4"/>android:layout_width="match_parent"<text:line-break/><text:s text:c="4"/>android:layout_height="match_parent"<text:line-break/><text:s text:c="4"/>tools:context=".MainActivity"&gt;<text:line-break/><text:line-break/><text:s text:c="4"/>&lt;ListView<text:line-break/><text:s text:c="8"/>android:id="@+id/L1"<text:line-break/><text:s text:c="8"/>android:layout_width="368dp"<text:line-break/><text:s text:c="8"/>android:layout_height="692dp"<text:line-break/><text:s text:c="8"/>app:layout_constraintBottom_toBottomOf="parent"<text:line-break/><text:s text:c="8"/>app:layout_constraintEnd_toEndOf="parent"<text:line-break/><text:s text:c="8"/>app:layout_constraintStart_toStartOf="parent"<text:line-break/><text:s text:c="8"/>app:layout_constraintTop_toTopOf="parent" /&gt;<text:line-break/>&lt;/androidx.constraintlayout.widget.ConstraintLayout&gt;</text:span></text:p>
      <text:p text:style-name="P4"><text:span text:style-name="T109"/></text:p>
      <text:p text:style-name="P4"><text:span text:style-name="T109">Output</text:span></text:p>
      <text:p text:style-name="P5"><draw:frame text:anchor-type="as-char" svg:width="87.31mm" svg:height="175.42mm" style:rel-width="scale" style:rel-height="scale"><draw:object-ole xlink:href="OleObj1"/><draw:image xlink:href="ObjectReplacements/OleObj1"/></draw:frame><text:span text:style-name="T109"/></text:p>
      <text:p text:style-name="P5"><text:span text:style-name="T109"/></text:p>
      <text:p text:style-name="P5"><draw:frame text:anchor-type="as-char" svg:width="86.52mm" svg:height="175.68mm" style:rel-width="scale" style:rel-height="scale"><draw:object-ole xlink:href="OleObj2"/><draw:image xlink:href="ObjectReplacements/OleObj2"/></draw:frame><text:span text:style-name="T109"/></text:p>
      <text:p text:style-name="P5"><text:span text:style-name="T109"/></text:p>
      <text:p text:style-name="P6"><text:span text:style-name="T109"/></text:p>
      <text:p text:style-name="P7"><text:span text:style-name="T10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